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neSet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lect</text:p>
          </table:table-cell>
        </table:table-row>
        <table:table-row table:style-name="ro1" table:visibility="filter">
          <table:table-cell office:value-type="string" calcext:value-type="string">
            <text:p>c2.WEST_ADRENOCORTICAL_TUMOR_SIGNED</text:p>
          </table:table-cell>
          <table:table-cell office:value-type="float" office:value="0.714095079232694" calcext:value-type="float">
            <text:p>0.71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OTIRIOU_BREAST_CANCER_GRADE_1_VS_3_SIGNED</text:p>
          </table:table-cell>
          <table:table-cell office:value-type="float" office:value="0.699082568807339" calcext:value-type="float">
            <text:p>0.69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FOURNIER_ACINAR_DEVELOPMENT_LATE_2</text:p>
          </table:table-cell>
          <table:table-cell office:value-type="float" office:value="0.698081734778982" calcext:value-type="float">
            <text:p>0.69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EE_EARLY_T_LYMPHOCYTE_SIGNED</text:p>
          </table:table-cell>
          <table:table-cell office:value-type="float" office:value="0.698081734778982" calcext:value-type="float">
            <text:p>0.69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HIPP_DLBCL_VS_FOLLICULAR_LYMPHOMA_SIGNED</text:p>
          </table:table-cell>
          <table:table-cell office:value-type="float" office:value="0.696413678065054" calcext:value-type="float">
            <text:p>0.69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HEDDEN_LUNG_CANCER_POOR_SURVIVAL_A6</text:p>
          </table:table-cell>
          <table:table-cell office:value-type="float" office:value="0.691075896580484" calcext:value-type="float">
            <text:p>0.6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ZHAN_MULTIPLE_MYELOMA_PR_SIGNED</text:p>
          </table:table-cell>
          <table:table-cell office:value-type="float" office:value="0.689407839866556" calcext:value-type="float">
            <text:p>0.68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M_PHASE/c5.MITOSIS/c5.M_PHASE_OF_MITOTIC_CELL_CYCLE</text:p>
          </table:table-cell>
          <table:table-cell office:value-type="float" office:value="0.689407839866556" calcext:value-type="float">
            <text:p>0.68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REGULATION_OF_MITOSIS</text:p>
          </table:table-cell>
          <table:table-cell office:value-type="float" office:value="0.682068390325271" calcext:value-type="float">
            <text:p>0.68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FARMER_BREAST_CANCER_CLUSTER_2/c2.FINETTI_BREAST_CANCER_KINOME_RED</text:p>
          </table:table-cell>
          <table:table-cell office:value-type="float" office:value="0.676730608840701" calcext:value-type="float">
            <text:p>0.67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NAKAYAMA_SOFT_TISSUE_TUMORS_PCA2_SIGNED</text:p>
          </table:table-cell>
          <table:table-cell office:value-type="float" office:value="0.676730608840701" calcext:value-type="float">
            <text:p>0.67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AMUNDSON_GAMMA_RADIATION_RESPONSE/c4.GNF2_CDC20/c4.GNF2_CDC2/c4.GNF2_CENPE/c4.GNF2_CENPF/c4.GNF2_CCNA2/c4.GNF2_CCNB2/c4.GNF2_H2AFX/c4.GNF2_HMMR/c4.GNF2_MKI67</text:p>
          </table:table-cell>
          <table:table-cell office:value-type="float" office:value="0.67372810675563" calcext:value-type="float">
            <text:p>0.67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VECCHI_GASTRIC_CANCER_EARLY_SIGNED</text:p>
          </table:table-cell>
          <table:table-cell office:value-type="float" office:value="0.671059216013345" calcext:value-type="float">
            <text:p>0.67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DRIGUES_THYROID_CARCINOMA_ANAPLASTIC_SIGNED</text:p>
          </table:table-cell>
          <table:table-cell office:value-type="float" office:value="0.669391159299416" calcext:value-type="float">
            <text:p>0.66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GNF2_RFC3/c4.GNF2_RFC4/c4.GNF2_SMC2L1/c4.GNF2_CKS1B/c4.GNF2_CKS2/c4.GNF2_TTK</text:p>
          </table:table-cell>
          <table:table-cell office:value-type="float" office:value="0.66371976647206" calcext:value-type="float">
            <text:p>0.66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RADE_COLON_AND_RECTAL_CANCER_SIGNED</text:p>
          </table:table-cell>
          <table:table-cell office:value-type="float" office:value="0.661718098415346" calcext:value-type="float">
            <text:p>0.66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HITEFORD_PEDIATRIC_CANCER_MARKERS/c2.CHANG_CYCLING_GENES/c4.MODULE_54/c4.MODULE_57</text:p>
          </table:table-cell>
          <table:table-cell office:value-type="float" office:value="0.660050041701418" calcext:value-type="float">
            <text:p>0.6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OYAULT_LIVER_CANCER_SUBCLASS_G3_SIGNED</text:p>
          </table:table-cell>
          <table:table-cell office:value-type="float" office:value="0.65838198498749" calcext:value-type="float">
            <text:p>0.6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CELL_CYCLE_PROCESS/c5.MITOTIC_CELL_CYCLE/c5.CELL_CYCLE_PHASE</text:p>
          </table:table-cell>
          <table:table-cell office:value-type="float" office:value="0.652710592160133" calcext:value-type="float">
            <text:p>0.65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17</text:p>
          </table:table-cell>
          <table:table-cell office:value-type="float" office:value="0.651042535446205" calcext:value-type="float">
            <text:p>0.65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OFFMANN_LARGE_TO_SMALL_PRE_BII_LYMPHOCYTE_SIGNED</text:p>
          </table:table-cell>
          <table:table-cell office:value-type="float" office:value="0.647372810675563" calcext:value-type="float">
            <text:p>0.64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HANG_CORE_SERUM_RESPONSE_SIGNED</text:p>
          </table:table-cell>
          <table:table-cell office:value-type="float" office:value="0.647039199332777" calcext:value-type="float">
            <text:p>0.64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OYAULT_LIVER_CANCER_SUBCLASS_G23_SIGNED</text:p>
          </table:table-cell>
          <table:table-cell office:value-type="float" office:value="0.646371976647206" calcext:value-type="float">
            <text:p>0.6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EGUCHI_CELL_CYCLE_RB1_TARGETS/c2.ROSTY_CERVICAL_CANCER_PROLIFERATION_CLUSTER/c4.GNF2_BUB1/c4.GNF2_ESPL1/c4.GNF2_PCNA/c4.GNF2_RRM2/c4.GNF2_BUB1B/c4.GNF2_MCM4</text:p>
          </table:table-cell>
          <table:table-cell office:value-type="float" office:value="0.64603836530442" calcext:value-type="float">
            <text:p>0.6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HIANG_LIVER_CANCER_SUBCLASS_PROLIFERATION_SIGNED</text:p>
          </table:table-cell>
          <table:table-cell office:value-type="float" office:value="0.644370308590492" calcext:value-type="float">
            <text:p>0.64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U_APOPTOSIS_BY_CDKN1A_VIA_TP53</text:p>
          </table:table-cell>
          <table:table-cell office:value-type="float" office:value="0.644036697247706" calcext:value-type="float">
            <text:p>0.64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SPINDLE</text:p>
          </table:table-cell>
          <table:table-cell office:value-type="float" office:value="0.643703085904921" calcext:value-type="float">
            <text:p>0.64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REICHERT_MITOSIS_LIN9_TARGETS</text:p>
          </table:table-cell>
          <table:table-cell office:value-type="float" office:value="0.643369474562135" calcext:value-type="float">
            <text:p>0.64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ENPORATH_CYCLING_GENES</text:p>
          </table:table-cell>
          <table:table-cell office:value-type="float" office:value="0.640366972477064" calcext:value-type="float">
            <text:p>0.64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ERENJENO_TRANSFORMED_BY_RHOA_SIGNED</text:p>
          </table:table-cell>
          <table:table-cell office:value-type="float" office:value="0.640033361134279" calcext:value-type="float">
            <text:p>0.64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DRIGUES_THYROID_CARCINOMA_POORLY_DIFFERENTIATED_SIGNED</text:p>
          </table:table-cell>
          <table:table-cell office:value-type="float" office:value="0.634361968306922" calcext:value-type="float">
            <text:p>0.63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315</text:p>
          </table:table-cell>
          <table:table-cell office:value-type="float" office:value="0.632360300250209" calcext:value-type="float">
            <text:p>0.63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HITFIELD_CELL_CYCLE_G2</text:p>
          </table:table-cell>
          <table:table-cell office:value-type="float" office:value="0.631693077564637" calcext:value-type="float">
            <text:p>0.63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BUB1B</text:p>
          </table:table-cell>
          <table:table-cell office:value-type="float" office:value="0.63069224353628" calcext:value-type="float">
            <text:p>0.63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6.CSR_LATE_UP.V1_SIGNED</text:p>
          </table:table-cell>
          <table:table-cell office:value-type="float" office:value="0.629691409507923" calcext:value-type="float">
            <text:p>0.63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BURTON_ADIPOGENESIS_PEAK_AT_24HR</text:p>
          </table:table-cell>
          <table:table-cell office:value-type="float" office:value="0.629357798165138" calcext:value-type="float">
            <text:p>0.6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244</text:p>
          </table:table-cell>
          <table:table-cell office:value-type="float" office:value="0.629357798165138" calcext:value-type="float">
            <text:p>0.62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GREENBAUM_E2A_TARGETS_SIGNED</text:p>
          </table:table-cell>
          <table:table-cell office:value-type="float" office:value="0.629024186822352" calcext:value-type="float">
            <text:p>0.6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ZHENG_GLIOBLASTOMA_PLASTICITY_SIGNED</text:p>
          </table:table-cell>
          <table:table-cell office:value-type="float" office:value="0.628690575479566" calcext:value-type="float">
            <text:p>0.6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SPINDLE_POLE</text:p>
          </table:table-cell>
          <table:table-cell office:value-type="float" office:value="0.628023352793995" calcext:value-type="float">
            <text:p>0.62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OBERT_OLIGODENDROCYTE_DIFFERENTIATION_SIGNED/c2.MARSON_BOUND_BY_E2F4_UNSTIMULATED</text:p>
          </table:table-cell>
          <table:table-cell office:value-type="float" office:value="0.626355296080067" calcext:value-type="float">
            <text:p>0.6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PLK1_PATHWAY</text:p>
          </table:table-cell>
          <table:table-cell office:value-type="float" office:value="0.625688073394495" calcext:value-type="float">
            <text:p>0.6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AVIN_FOXP3_TARGETS_CLUSTER_P6</text:p>
          </table:table-cell>
          <table:table-cell office:value-type="float" office:value="0.62535446205171" calcext:value-type="float">
            <text:p>0.6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337</text:p>
          </table:table-cell>
          <table:table-cell office:value-type="float" office:value="0.624353628023353" calcext:value-type="float">
            <text:p>0.62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ORGANELLE_PART/c5.INTRACELLULAR_ORGANELLE_PART</text:p>
          </table:table-cell>
          <table:table-cell office:value-type="float" office:value="0.624353628023353" calcext:value-type="float">
            <text:p>0.62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KONG_E2F3_TARGETS/c2.ZHOU_CELL_CYCLE_GENES_IN_IR_RESPONSE_6HR/c2.ZHOU_CELL_CYCLE_GENES_IN_IR_RESPONSE_24HR</text:p>
          </table:table-cell>
          <table:table-cell office:value-type="float" office:value="0.62301918265221" calcext:value-type="float">
            <text:p>0.62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CELL_CYCLE/c2.REACTOME_CELL_CYCLE_MITOTIC</text:p>
          </table:table-cell>
          <table:table-cell office:value-type="float" office:value="0.622351959966639" calcext:value-type="float">
            <text:p>0.6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5750_DAY6_VS_DAY10_EFF_CD8_TCELL_SIGNED/c7.GSE15750_DAY6_VS_DAY10_TRAF6KO_EFF_CD8_TCELL_SIGNED</text:p>
          </table:table-cell>
          <table:table-cell office:value-type="float" office:value="0.618682235195997" calcext:value-type="float">
            <text:p>0.61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INNEPENNINCKX_MELANOMA_METASTASIS_SIGNED</text:p>
          </table:table-cell>
          <table:table-cell office:value-type="float" office:value="0.618015012510425" calcext:value-type="float">
            <text:p>0.6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TEFF_VS_TCONV_DAY5_IN_CULTURE_SIGNED</text:p>
          </table:table-cell>
          <table:table-cell office:value-type="float" office:value="0.616013344453711" calcext:value-type="float">
            <text:p>0.61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MMINGA_EZH2_TARGETS/c4.GNF2_FEN1/c4.GNF2_RRM1/c4.GNF2_SMC4L1</text:p>
          </table:table-cell>
          <table:table-cell office:value-type="float" office:value="0.61534612176814" calcext:value-type="float">
            <text:p>0.6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URTON_ADIPOGENESIS_3/c2.ISHIDA_E2F_TARGETS/c2.WHITFIELD_CELL_CYCLE_LITERATURE</text:p>
          </table:table-cell>
          <table:table-cell office:value-type="float" office:value="0.614345287739783" calcext:value-type="float">
            <text:p>0.61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7764_IL15_TREATED_VS_CTRL_NK_CELL_24H_SIGNED</text:p>
          </table:table-cell>
          <table:table-cell office:value-type="float" office:value="0.614345287739783" calcext:value-type="float">
            <text:p>0.61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UFFMANN_DNA_REPAIR_GENES</text:p>
          </table:table-cell>
          <table:table-cell office:value-type="float" office:value="0.614011676396997" calcext:value-type="float">
            <text:p>0.61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NADERI_BREAST_CANCER_PROGNOSIS_SIGNED</text:p>
          </table:table-cell>
          <table:table-cell office:value-type="float" office:value="0.612343619683069" calcext:value-type="float">
            <text:p>0.6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YU_MYC_TARGETS_SIGNED</text:p>
          </table:table-cell>
          <table:table-cell office:value-type="float" office:value="0.611676396997498" calcext:value-type="float">
            <text:p>0.6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EN_BOUND_BY_E2F</text:p>
          </table:table-cell>
          <table:table-cell office:value-type="float" office:value="0.607339449541284" calcext:value-type="float">
            <text:p>0.60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ENPORATH_PROLIFERATION</text:p>
          </table:table-cell>
          <table:table-cell office:value-type="float" office:value="0.606005004170142" calcext:value-type="float">
            <text:p>0.6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U_TESTIS</text:p>
          </table:table-cell>
          <table:table-cell office:value-type="float" office:value="0.605337781484571" calcext:value-type="float">
            <text:p>0.6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ATIL_LIVER_CANCER</text:p>
          </table:table-cell>
          <table:table-cell office:value-type="float" office:value="0.605004170141785" calcext:value-type="float">
            <text:p>0.6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UELLER_PLURINET</text:p>
          </table:table-cell>
          <table:table-cell office:value-type="float" office:value="0.604670558798999" calcext:value-type="float">
            <text:p>0.6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CYCLIN_A_B1_ASSOCIATED_EVENTS_DURING_G2_M_TRANSITION</text:p>
          </table:table-cell>
          <table:table-cell office:value-type="float" office:value="0.603669724770642" calcext:value-type="float">
            <text:p>0.60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IARADONNA_NEOPLASTIC_TRANSFORMATION_KRAS_CDC25_SIGNED</text:p>
          </table:table-cell>
          <table:table-cell office:value-type="float" office:value="0.599332777314429" calcext:value-type="float">
            <text:p>0.59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AIRO_HEPATOBLASTOMA_CLASSES_SIGNED</text:p>
          </table:table-cell>
          <table:table-cell office:value-type="float" office:value="0.598999165971643" calcext:value-type="float">
            <text:p>0.59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_WILMS_TUMOR_ANAPLASTIC_SIGNED</text:p>
          </table:table-cell>
          <table:table-cell office:value-type="float" office:value="0.596330275229358" calcext:value-type="float">
            <text:p>0.59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MITOTIC_PROMETAPHASE</text:p>
          </table:table-cell>
          <table:table-cell office:value-type="float" office:value="0.595996663886572" calcext:value-type="float">
            <text:p>0.59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HU_GENOTOXIC_DAMAGE_4HR</text:p>
          </table:table-cell>
          <table:table-cell office:value-type="float" office:value="0.594995829858215" calcext:value-type="float">
            <text:p>0.59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KEGG_CELL_CYCLE</text:p>
          </table:table-cell>
          <table:table-cell office:value-type="float" office:value="0.588323603002502" calcext:value-type="float">
            <text:p>0.58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HROMOSOME_SEGREGATION</text:p>
          </table:table-cell>
          <table:table-cell office:value-type="float" office:value="0.588323603002502" calcext:value-type="float">
            <text:p>0.58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30962_PRIMARY_VS_SECONDARY_ACUTE_LCMV_INF_CD8_TCELL_SIGNED</text:p>
          </table:table-cell>
          <table:table-cell office:value-type="float" office:value="0.587989991659716" calcext:value-type="float">
            <text:p>0.58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EST_ADRENOCORTICAL_TUMOR_MARKERS_SIGNED</text:p>
          </table:table-cell>
          <table:table-cell office:value-type="float" office:value="0.58698915763136" calcext:value-type="float">
            <text:p>0.58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FEN1</text:p>
          </table:table-cell>
          <table:table-cell office:value-type="float" office:value="0.585988323603002" calcext:value-type="float">
            <text:p>0.58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ZHANG_TLX_TARGETS_SIGNED</text:p>
          </table:table-cell>
          <table:table-cell office:value-type="float" office:value="0.585654712260217" calcext:value-type="float">
            <text:p>0.58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KAECH_DAY8_EFF_VS_DAY15_EFF_CD8_TCELL_SIGNED</text:p>
          </table:table-cell>
          <table:table-cell office:value-type="float" office:value="0.585654712260217" calcext:value-type="float">
            <text:p>0.58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G1_S_SPECIFIC_TRANSCRIPTION</text:p>
          </table:table-cell>
          <table:table-cell office:value-type="float" office:value="0.585321100917431" calcext:value-type="float">
            <text:p>0.5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HITFIELD_CELL_CYCLE_G2_M</text:p>
          </table:table-cell>
          <table:table-cell office:value-type="float" office:value="0.583653044203503" calcext:value-type="float">
            <text:p>0.58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ACTIVATION_OF_THE_PRE_REPLICATIVE_COMPLEX/c2.REACTOME_ACTIVATION_OF_ATR_IN_RESPONSE_TO_REPLICATION_STRESS/c2.REACTOME_G2_M_CHECKPOINTS</text:p>
          </table:table-cell>
          <table:table-cell office:value-type="float" office:value="0.583319432860717" calcext:value-type="float">
            <text:p>0.58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126</text:p>
          </table:table-cell>
          <table:table-cell office:value-type="float" office:value="0.581651376146789" calcext:value-type="float">
            <text:p>0.58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24</text:p>
          </table:table-cell>
          <table:table-cell office:value-type="float" office:value="0.581317764804003" calcext:value-type="float">
            <text:p>0.58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INAMURA_LUNG_CANCER_SCC_SIGNED</text:p>
          </table:table-cell>
          <table:table-cell office:value-type="float" office:value="0.580650542118432" calcext:value-type="float">
            <text:p>0.58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E2F_ENABLED_INHIBITION_OF_PRE_REPLICATION_COMPLEX_FORMATION</text:p>
          </table:table-cell>
          <table:table-cell office:value-type="float" office:value="0.580650542118432" calcext:value-type="float">
            <text:p>0.58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E2F_MEDIATED_REGULATION_OF_DNA_REPLICATION</text:p>
          </table:table-cell>
          <table:table-cell office:value-type="float" office:value="0.57698081734779" calcext:value-type="float">
            <text:p>0.57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ELL_CYCLE_GO_0007049</text:p>
          </table:table-cell>
          <table:table-cell office:value-type="float" office:value="0.575979983319433" calcext:value-type="float">
            <text:p>0.57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RHODES_UNDIFFERENTIATED_CANCER</text:p>
          </table:table-cell>
          <table:table-cell office:value-type="float" office:value="0.575646371976647" calcext:value-type="float">
            <text:p>0.57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460_DP_THYMOCYTE_VS_NAIVE_CD4_TCELL_CORD_BLOOD_SIGNED</text:p>
          </table:table-cell>
          <table:table-cell office:value-type="float" office:value="0.575646371976647" calcext:value-type="float">
            <text:p>0.5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KINESINS</text:p>
          </table:table-cell>
          <table:table-cell office:value-type="float" office:value="0.575312760633861" calcext:value-type="float">
            <text:p>0.57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SONG_TARGETS_OF_IE86_CMV_PROTEIN</text:p>
          </table:table-cell>
          <table:table-cell office:value-type="float" office:value="0.574979149291076" calcext:value-type="float">
            <text:p>0.57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V$ELK1_02</text:p>
          </table:table-cell>
          <table:table-cell office:value-type="float" office:value="0.573978315262719" calcext:value-type="float">
            <text:p>0.57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ONG_EMBRYONIC_STEM_CELL_CORE</text:p>
          </table:table-cell>
          <table:table-cell office:value-type="float" office:value="0.573311092577148" calcext:value-type="float">
            <text:p>0.57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OPEZ_MESOTELIOMA_SURVIVAL_TIME_SIGNED</text:p>
          </table:table-cell>
          <table:table-cell office:value-type="float" office:value="0.572977481234362" calcext:value-type="float">
            <text:p>0.57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SPINDLE_MICROTUBULE</text:p>
          </table:table-cell>
          <table:table-cell office:value-type="float" office:value="0.572643869891576" calcext:value-type="float">
            <text:p>0.57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PUJANA_XPRSS_INT_NETWORK/c2.PUJANA_BRCA2_PCC_NETWORK/c2.PUJANA_BRCA_CENTERED_NETWORK</text:p>
          </table:table-cell>
          <table:table-cell office:value-type="float" office:value="0.571309424520434" calcext:value-type="float">
            <text:p>0.57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TREG_VS_TCONV_POST_DAY5_IL4_CONVERSION_SIGNED</text:p>
          </table:table-cell>
          <table:table-cell office:value-type="float" office:value="0.569641367806505" calcext:value-type="float">
            <text:p>0.5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MITOTIC_CELL_CYCLE_CHECKPOINT</text:p>
          </table:table-cell>
          <table:table-cell office:value-type="float" office:value="0.568974145120934" calcext:value-type="float">
            <text:p>0.56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OHASHI_AURKB_TARGETS</text:p>
          </table:table-cell>
          <table:table-cell office:value-type="float" office:value="0.568306922435363" calcext:value-type="float">
            <text:p>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INTER_HYPOXIA_SIGNED</text:p>
          </table:table-cell>
          <table:table-cell office:value-type="float" office:value="0.567973311092577" calcext:value-type="float">
            <text:p>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CELL_CYCLE_CHECKPOINTS/c2.REACTOME_G1_S_TRANSITION/c2.REACTOME_SYNTHESIS_OF_DNA/c2.REACTOME_MITOTIC_G1_G1_S_PHASES/c2.REACTOME_MITOTIC_M_M_G1_PHASES/c2.REACTOME_DNA_REPLICATION/c2.REACTOME_S_PHASE</text:p>
          </table:table-cell>
          <table:table-cell office:value-type="float" office:value="0.565971643035863" calcext:value-type="float">
            <text:p>0.56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ESPL1</text:p>
          </table:table-cell>
          <table:table-cell office:value-type="float" office:value="0.565638031693078" calcext:value-type="float">
            <text:p>0.5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MORI_LARGE_PRE_BII_LYMPHOCYTE_SIGNED</text:p>
          </table:table-cell>
          <table:table-cell office:value-type="float" office:value="0.565304420350292" calcext:value-type="float">
            <text:p>0.5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TEFF_VS_TCONV_DAY7_IN_CULTURE_SIGNED/c7.GSE24634_TREG_VS_TCONV_POST_DAY7_IL4_CONVERSION_SIGNED</text:p>
          </table:table-cell>
          <table:table-cell office:value-type="float" office:value="0.565304420350292" calcext:value-type="float">
            <text:p>0.5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ENPORATH_ES_1</text:p>
          </table:table-cell>
          <table:table-cell office:value-type="float" office:value="0.564970809007506" calcext:value-type="float">
            <text:p>0.5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BUB1</text:p>
          </table:table-cell>
          <table:table-cell office:value-type="float" office:value="0.564970809007506" calcext:value-type="float">
            <text:p>0.56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BOQUEST_STEM_CELL_CULTURED_VS_FRESH_SIGNED</text:p>
          </table:table-cell>
          <table:table-cell office:value-type="float" office:value="0.563969974979149" calcext:value-type="float">
            <text:p>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403</text:p>
          </table:table-cell>
          <table:table-cell office:value-type="float" office:value="0.563969974979149" calcext:value-type="float">
            <text:p>0.56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BUB3/c4.MORF_RAD23A</text:p>
          </table:table-cell>
          <table:table-cell office:value-type="float" office:value="0.563302752293578" calcext:value-type="float">
            <text:p>0.5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4308_TH2_VS_TH17_SIGNED</text:p>
          </table:table-cell>
          <table:table-cell office:value-type="float" office:value="0.562969140950792" calcext:value-type="float">
            <text:p>0.5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OLDRATH_EFF_VS_MEMORY_CD8_TCELL_SIGNED</text:p>
          </table:table-cell>
          <table:table-cell office:value-type="float" office:value="0.562301918265221" calcext:value-type="float">
            <text:p>0.5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GRAHAM_CML_DIVIDING_VS_NORMAL_QUIESCENT_SIGNED</text:p>
          </table:table-cell>
          <table:table-cell office:value-type="float" office:value="0.561968306922435" calcext:value-type="float">
            <text:p>0.56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CONDENSED_CHROMOSOME</text:p>
          </table:table-cell>
          <table:table-cell office:value-type="float" office:value="0.561968306922435" calcext:value-type="float">
            <text:p>0.56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RFC4/c4.MORF_RRM1</text:p>
          </table:table-cell>
          <table:table-cell office:value-type="float" office:value="0.560633861551293" calcext:value-type="float">
            <text:p>0.56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BIOCARTA_G2_PATHWAY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TURASHVILI_BREAST_DUCTAL_CARCINOMA_VS_LOBULAR_NORMAL_SIGNED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25/c4.MODULE_158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98/c4.MODULE_198/c4.MODULE_252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SCGGAAGY_V$ELK1_02</text:p>
          </table:table-cell>
          <table:table-cell office:value-type="float" office:value="0.557964970809008" calcext:value-type="float">
            <text:p>0.5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460_INTRATHYMIC_T_PROGENITOR_VS_NAIVE_CD4_TCELL_ADULT_BLOOD_SIGNED</text:p>
          </table:table-cell>
          <table:table-cell office:value-type="float" office:value="0.557964970809008" calcext:value-type="float">
            <text:p>0.55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AURORA_A_PATHWAY</text:p>
          </table:table-cell>
          <table:table-cell office:value-type="float" office:value="0.555963302752294" calcext:value-type="float">
            <text:p>0.5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KAECH_DAY8_EFF_VS_MEMORY_CD8_TCELL_SIGNED</text:p>
          </table:table-cell>
          <table:table-cell office:value-type="float" office:value="0.555296080066722" calcext:value-type="float">
            <text:p>0.55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MITOTIC_SISTER_CHROMATID_SEGREGATION/c5.SISTER_CHROMATID_SEGREGATION</text:p>
          </table:table-cell>
          <table:table-cell office:value-type="float" office:value="0.554628857381151" calcext:value-type="float">
            <text:p>0.5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7460_CTRL_VS_FOXP3_OVEREXPR_TCONV_1_SIGNED</text:p>
          </table:table-cell>
          <table:table-cell office:value-type="float" office:value="0.554628857381151" calcext:value-type="float">
            <text:p>0.55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ARTORIATI_MDM4_TARGETS_NEUROEPITHELIUM_SIGNED</text:p>
          </table:table-cell>
          <table:table-cell office:value-type="float" office:value="0.553628023352794" calcext:value-type="float">
            <text:p>0.5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278</text:p>
          </table:table-cell>
          <table:table-cell office:value-type="float" office:value="0.553628023352794" calcext:value-type="float">
            <text:p>0.5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UNG</text:p>
          </table:table-cell>
          <table:table-cell office:value-type="float" office:value="0.553628023352794" calcext:value-type="float">
            <text:p>0.5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PID_FOXM1PATHWAY</text:p>
          </table:table-cell>
          <table:table-cell office:value-type="float" office:value="0.551292743953294" calcext:value-type="float">
            <text:p>0.55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GSPT1</text:p>
          </table:table-cell>
          <table:table-cell office:value-type="float" office:value="0.550291909924937" calcext:value-type="float">
            <text:p>0.55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METABOLISM_OF_NUCLEOTIDES</text:p>
          </table:table-cell>
          <table:table-cell office:value-type="float" office:value="0.549958298582152" calcext:value-type="float">
            <text:p>0.55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320</text:p>
          </table:table-cell>
          <table:table-cell office:value-type="float" office:value="0.548957464553795" calcext:value-type="float">
            <text:p>0.54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8</text:p>
          </table:table-cell>
          <table:table-cell office:value-type="float" office:value="0.547956630525438" calcext:value-type="float">
            <text:p>0.54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0366_TREG_VS_NAIVE_CD4_TCELL_HOMEOSTATIC_CONVERSION_SIGNED</text:p>
          </table:table-cell>
          <table:table-cell office:value-type="float" office:value="0.547623019182652" calcext:value-type="float">
            <text:p>0.54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ARRIO_EPITHELIAL_MESENCHYMAL_TRANSITION_SIGNED</text:p>
          </table:table-cell>
          <table:table-cell office:value-type="float" office:value="0.547289407839867" calcext:value-type="float">
            <text:p>0.54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ATR_PATHWAY</text:p>
          </table:table-cell>
          <table:table-cell office:value-type="float" office:value="0.546622185154295" calcext:value-type="float">
            <text:p>0.54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AKASUGI_HAVE_ZNF143_BINDING_SITES</text:p>
          </table:table-cell>
          <table:table-cell office:value-type="float" office:value="0.546622185154295" calcext:value-type="float">
            <text:p>0.54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4308_TH1_VS_TH17_SIGNED</text:p>
          </table:table-cell>
          <table:table-cell office:value-type="float" office:value="0.546622185154295" calcext:value-type="float">
            <text:p>0.54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OELZEL_NF1_TARGETS_SIGNED</text:p>
          </table:table-cell>
          <table:table-cell office:value-type="float" office:value="0.54628857381151" calcext:value-type="float">
            <text:p>0.5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ORI_PRE_BI_LYMPHOCYTE_SIGNED</text:p>
          </table:table-cell>
          <table:table-cell office:value-type="float" office:value="0.54628857381151" calcext:value-type="float">
            <text:p>0.5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BIOCARTA_MCM_PATHWAY</text:p>
          </table:table-cell>
          <table:table-cell office:value-type="float" office:value="0.545621351125938" calcext:value-type="float">
            <text:p>0.5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EI_MYCN_TARGETS_WITH_E_BOX</text:p>
          </table:table-cell>
          <table:table-cell office:value-type="float" office:value="0.545287739783153" calcext:value-type="float">
            <text:p>0.5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CCNF</text:p>
          </table:table-cell>
          <table:table-cell office:value-type="float" office:value="0.543619683069224" calcext:value-type="float">
            <text:p>0.54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ELL_CYCLE_CHECKPOINT_GO_0000075</text:p>
          </table:table-cell>
          <table:table-cell office:value-type="float" office:value="0.542618849040867" calcext:value-type="float">
            <text:p>0.54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7460_CTRL_VS_TGFB_TREATED_ACT_TREG_SIGNED</text:p>
          </table:table-cell>
          <table:table-cell office:value-type="float" office:value="0.542285237698082" calcext:value-type="float">
            <text:p>0.54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MITOTIC_SPINDLE_ORGANIZATION_AND_BIOGENESIS/c5.SPINDLE_ORGANIZATION_AND_BIOGENESIS</text:p>
          </table:table-cell>
          <table:table-cell office:value-type="float" office:value="0.541951626355296" calcext:value-type="float">
            <text:p>0.54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EI24</text:p>
          </table:table-cell>
          <table:table-cell office:value-type="float" office:value="0.537948290241868" calcext:value-type="float">
            <text:p>0.53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DOUBLE_STRAND_BREAK_REPAIR</text:p>
          </table:table-cell>
          <table:table-cell office:value-type="float" office:value="0.536947456213511" calcext:value-type="float">
            <text:p>0.53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3337_4H_VS_16H_IFNG_IN_CD8POS_DC_SIGNED</text:p>
          </table:table-cell>
          <table:table-cell office:value-type="float" office:value="0.534945788156797" calcext:value-type="float">
            <text:p>0.53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IDUS_METASTASIS_SIGNED</text:p>
          </table:table-cell>
          <table:table-cell office:value-type="float" office:value="0.533611342785655" calcext:value-type="float">
            <text:p>0.53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3411_PLASMA_CELL_VS_MEMORY_BCELL_SIGNED</text:p>
          </table:table-cell>
          <table:table-cell office:value-type="float" office:value="0.533611342785655" calcext:value-type="float">
            <text:p>0.53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NG_DOXORUBICIN_RESISTANCE_SIGNED</text:p>
          </table:table-cell>
          <table:table-cell office:value-type="float" office:value="0.531943286071726" calcext:value-type="float">
            <text:p>0.53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ABATES_COLORECTAL_ADENOMA_SIGNED</text:p>
          </table:table-cell>
          <table:table-cell office:value-type="float" office:value="0.531276063386155" calcext:value-type="float">
            <text:p>0.53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GNF2_PA2G4/c4.GNF2_RAN</text:p>
          </table:table-cell>
          <table:table-cell office:value-type="float" office:value="0.531276063386155" calcext:value-type="float">
            <text:p>0.53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G2_M_DNA_DAMAGE_CHECKPOINT</text:p>
          </table:table-cell>
          <table:table-cell office:value-type="float" office:value="0.530942452043369" calcext:value-type="float">
            <text:p>0.53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KEGG_PYRIMIDINE_METABOLISM</text:p>
          </table:table-cell>
          <table:table-cell office:value-type="float" office:value="0.530608840700584" calcext:value-type="float">
            <text:p>0.53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HITFIELD_CELL_CYCLE_S</text:p>
          </table:table-cell>
          <table:table-cell office:value-type="float" office:value="0.529608006672227" calcext:value-type="float">
            <text:p>0.53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WEET_LUNG_CANCER_KRAS_SIGNED</text:p>
          </table:table-cell>
          <table:table-cell office:value-type="float" office:value="0.527939949958299" calcext:value-type="float">
            <text:p>0.52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GMPS</text:p>
          </table:table-cell>
          <table:table-cell office:value-type="float" office:value="0.527939949958299" calcext:value-type="float">
            <text:p>0.52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PRKDC</text:p>
          </table:table-cell>
          <table:table-cell office:value-type="float" office:value="0.527939949958299" calcext:value-type="float">
            <text:p>0.52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PID_BARD1PATHWAY</text:p>
          </table:table-cell>
          <table:table-cell office:value-type="float" office:value="0.527606338615513" calcext:value-type="float">
            <text:p>0.52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4769_UNSTIM_VS_360MIN_LPS_BMDM_SIGNED</text:p>
          </table:table-cell>
          <table:table-cell office:value-type="float" office:value="0.527606338615513" calcext:value-type="float">
            <text:p>0.52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FERREIRA_EWINGS_SARCOMA_UNSTABLE_VS_STABLE_SIGNED</text:p>
          </table:table-cell>
          <table:table-cell office:value-type="float" office:value="0.527272727272727" calcext:value-type="float">
            <text:p>0.52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INSEY_TARGETS_OF_EWSR1_FLII_FUSION_SIGNED</text:p>
          </table:table-cell>
          <table:table-cell office:value-type="float" office:value="0.527272727272727" calcext:value-type="float">
            <text:p>0.52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219</text:p>
          </table:table-cell>
          <table:table-cell office:value-type="float" office:value="0.526605504587156" calcext:value-type="float">
            <text:p>0.52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GNF2_MCM5</text:p>
          </table:table-cell>
          <table:table-cell office:value-type="float" office:value="0.524937447873228" calcext:value-type="float">
            <text:p>0.52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HONRADO_BREAST_CANCER_BRCA1_VS_BRCA2</text:p>
          </table:table-cell>
          <table:table-cell office:value-type="float" office:value="0.524603836530442" calcext:value-type="float">
            <text:p>0.5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TOYOTA_TARGETS_OF_MIR34B_AND_MIR34C</text:p>
          </table:table-cell>
          <table:table-cell office:value-type="float" office:value="0.524270225187656" calcext:value-type="float">
            <text:p>0.52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DNMT1</text:p>
          </table:table-cell>
          <table:table-cell office:value-type="float" office:value="0.524270225187656" calcext:value-type="float">
            <text:p>0.52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MONTERO_THYROID_CANCER_POOR_SURVIVAL_SIGNED</text:p>
          </table:table-cell>
          <table:table-cell office:value-type="float" office:value="0.523936613844871" calcext:value-type="float">
            <text:p>0.52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POL_SWITCHING</text:p>
          </table:table-cell>
          <table:table-cell office:value-type="float" office:value="0.523269391159299" calcext:value-type="float">
            <text:p>0.52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KAUFFMANN_MELANOMA_RELAPSE_SIGNED</text:p>
          </table:table-cell>
          <table:table-cell office:value-type="float" office:value="0.522602168473728" calcext:value-type="float">
            <text:p>0.52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UJANA_BRCA1_PCC_NETWORK/c2.PUJANA_CHEK2_PCC_NETWORK</text:p>
          </table:table-cell>
          <table:table-cell office:value-type="float" office:value="0.522268557130942" calcext:value-type="float">
            <text:p>0.5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GNF2_MSH2</text:p>
          </table:table-cell>
          <table:table-cell office:value-type="float" office:value="0.520600500417014" calcext:value-type="float">
            <text:p>0.5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CSNK2B</text:p>
          </table:table-cell>
          <table:table-cell office:value-type="float" office:value="0.520266889074229" calcext:value-type="float">
            <text:p>0.52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PID_AURORA_B_PATHWAY</text:p>
          </table:table-cell>
          <table:table-cell office:value-type="float" office:value="0.519933277731443" calcext:value-type="float">
            <text:p>0.5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WONG_ENDMETRIUM_CANCER_SIGNED</text:p>
          </table:table-cell>
          <table:table-cell office:value-type="float" office:value="0.519933277731443" calcext:value-type="float">
            <text:p>0.5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HODES_CANCER_META_SIGNATURE</text:p>
          </table:table-cell>
          <table:table-cell office:value-type="float" office:value="0.519599666388657" calcext:value-type="float">
            <text:p>0.5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2366_GC_VS_NAIVE_BCELL_SIGNED</text:p>
          </table:table-cell>
          <table:table-cell office:value-type="float" office:value="0.5185988323603" calcext:value-type="float">
            <text:p>0.51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5087_FETAL_VS_ADULT_TCONV_SIGNED</text:p>
          </table:table-cell>
          <table:table-cell office:value-type="float" office:value="0.5185988323603" calcext:value-type="float">
            <text:p>0.51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E_EGR2_TARGETS_SIGNED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ASAKI_ADULT_T_CELL_LEUKEMIA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ENSSEN_MYC_TARGETS</text:p>
          </table:table-cell>
          <table:table-cell office:value-type="float" office:value="0.517264386989158" calcext:value-type="float">
            <text:p>0.5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DESTABILIZATION_OF_MRNA_BY_KSRP</text:p>
          </table:table-cell>
          <table:table-cell office:value-type="float" office:value="0.517264386989158" calcext:value-type="float">
            <text:p>0.5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DNA_METABOLIC_PROCESS</text:p>
          </table:table-cell>
          <table:table-cell office:value-type="float" office:value="0.516597164303586" calcext:value-type="float">
            <text:p>0.51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PTPN11</text:p>
          </table:table-cell>
          <table:table-cell office:value-type="float" office:value="0.516263552960801" calcext:value-type="float">
            <text:p>0.5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KAUFFMANN_DNA_REPLICATION_GENES</text:p>
          </table:table-cell>
          <table:table-cell office:value-type="float" office:value="0.515929941618015" calcext:value-type="float">
            <text:p>0.5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REGULATION_OF_MITOTIC_CELL_CYCLE</text:p>
          </table:table-cell>
          <table:table-cell office:value-type="float" office:value="0.515596330275229" calcext:value-type="float">
            <text:p>0.51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SHEPARD_BMYB_TARGETS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RESPONSE_TO_ENDOGENOUS_STIMULUS/c5.RESPONSE_TO_DNA_DAMAGE_STIMULUS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HROMOSOMEPERICENTRIC_REGION/c5.KINETOCHORE</text:p>
          </table:table-cell>
          <table:table-cell office:value-type="float" office:value="0.513594662218515" calcext:value-type="float">
            <text:p>0.5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SERVITJA_LIVER_HNF1A_TARGETS_SIGNED</text:p>
          </table:table-cell>
          <table:table-cell office:value-type="float" office:value="0.512927439532944" calcext:value-type="float">
            <text:p>0.5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6.MTOR_UP.V1_SIGNED</text:p>
          </table:table-cell>
          <table:table-cell office:value-type="float" office:value="0.512260216847373" calcext:value-type="float">
            <text:p>0.5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IARADONNA_NEOPLASTIC_TRANSFORMATION_KRAS_SIGNED</text:p>
          </table:table-cell>
          <table:table-cell office:value-type="float" office:value="0.510258548790659" calcext:value-type="float">
            <text:p>0.5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IZ_ERYTHROID_DIFFERENTIATION</text:p>
          </table:table-cell>
          <table:table-cell office:value-type="float" office:value="0.510258548790659" calcext:value-type="float">
            <text:p>0.5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APOPTOSIS</text:p>
          </table:table-cell>
          <table:table-cell office:value-type="float" office:value="0.509924937447873" calcext:value-type="float">
            <text:p>0.5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PPP1CC</text:p>
          </table:table-cell>
          <table:table-cell office:value-type="float" office:value="0.508924103419516" calcext:value-type="float">
            <text:p>0.5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BOHN_PRIMARY_IMMUNODEFICIENCY_SYNDROM_SIGNED</text:p>
          </table:table-cell>
          <table:table-cell office:value-type="float" office:value="0.508590492076731" calcext:value-type="float">
            <text:p>0.50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PORE_COMPLEX/c5.NUCLEAR_PORE</text:p>
          </table:table-cell>
          <table:table-cell office:value-type="float" office:value="0.508256880733945" calcext:value-type="float">
            <text:p>0.50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ROSBY_E2F4_TARGETS</text:p>
          </table:table-cell>
          <table:table-cell office:value-type="float" office:value="0.507256046705588" calcext:value-type="float">
            <text:p>0.50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AHTOLA_SEZARY_SYNDROM_SIGNED</text:p>
          </table:table-cell>
          <table:table-cell office:value-type="float" office:value="0.506255212677231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DNA_REPAIR</text:p>
          </table:table-cell>
          <table:table-cell office:value-type="float" office:value="0.506255212677231" calcext:value-type="float">
            <text:p>0.50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CHROMOSOME_MAINTENANCE/c2.REACTOME_TELOMERE_MAINTENANCE</text:p>
          </table:table-cell>
          <table:table-cell office:value-type="float" office:value="0.505921601334445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MACROMOLECULAR_COMPLEX/c5.PROTEIN_COMPLEX</text:p>
          </table:table-cell>
          <table:table-cell office:value-type="float" office:value="0.505921601334445" calcext:value-type="float">
            <text:p>0.50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DELYS_THYROID_CANCER_SIGNED</text:p>
          </table:table-cell>
          <table:table-cell office:value-type="float" office:value="0.50558798999166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AMASWAMY_METASTASIS_SIGNED</text:p>
          </table:table-cell>
          <table:table-cell office:value-type="float" office:value="0.50558798999166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OHASHI_AURKA_TARGETS</text:p>
          </table:table-cell>
          <table:table-cell office:value-type="float" office:value="0.504253544620517" calcext:value-type="float">
            <text:p>0.50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XRCC5/c4.MORF_GNB1</text:p>
          </table:table-cell>
          <table:table-cell office:value-type="float" office:value="0.503919933277731" calcext:value-type="float">
            <text:p>0.50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460_DP_THYMOCYTE_VS_NAIVE_CD4_TCELL_ADULT_BLOOD_SIGNED</text:p>
          </table:table-cell>
          <table:table-cell office:value-type="float" office:value="0.503586321934946" calcext:value-type="float">
            <text:p>0.50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INTERPHASE/c5.INTERPHASE_OF_MITOTIC_CELL_CYCLE</text:p>
          </table:table-cell>
          <table:table-cell office:value-type="float" office:value="0.50325271059216" calcext:value-type="float">
            <text:p>0.50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UNG_BLISTER_CYTOTOXICITY_SIGNED</text:p>
          </table:table-cell>
          <table:table-cell office:value-type="float" office:value="0.502919099249375" calcext:value-type="float">
            <text:p>0.50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NON_MEMBRANE_BOUND_ORGANELLE/c5.INTRACELLULAR_NON_MEMBRANE_BOUND_ORGANELLE</text:p>
          </table:table-cell>
          <table:table-cell office:value-type="float" office:value="0.502919099249375" calcext:value-type="float">
            <text:p>0.50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451</text:p>
          </table:table-cell>
          <table:table-cell office:value-type="float" office:value="0.502585487906589" calcext:value-type="float">
            <text:p>0.5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6.GCNP_SHH_UP_EARLY.V1_SIGNED</text:p>
          </table:table-cell>
          <table:table-cell office:value-type="float" office:value="0.502585487906589" calcext:value-type="float">
            <text:p>0.50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BIOCARTA_RANMS_PATHWAY</text:p>
          </table:table-cell>
          <table:table-cell office:value-type="float" office:value="0.501918265221018" calcext:value-type="float">
            <text:p>0.5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KEGG_DNA_REPLICATION/c2.REACTOME_DNA_STRAND_ELONGATION</text:p>
          </table:table-cell>
          <table:table-cell office:value-type="float" office:value="0.501918265221018" calcext:value-type="float">
            <text:p>0.5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MORF_SOD1</text:p>
          </table:table-cell>
          <table:table-cell office:value-type="float" office:value="0.501918265221018" calcext:value-type="float">
            <text:p>0.50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ANDRAN_METASTASIS_SIGNED</text:p>
          </table:table-cell>
          <table:table-cell office:value-type="float" office:value="0.501584653878232" calcext:value-type="float">
            <text:p>0.5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HEN_ETV5_TARGETS_TESTIS</text:p>
          </table:table-cell>
          <table:table-cell office:value-type="float" office:value="0.501251042535446" calcext:value-type="float">
            <text:p>0.5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NUCLEAR_MEMBRANE/c5.NUCLEAR_MEMBRANE_PART</text:p>
          </table:table-cell>
          <table:table-cell office:value-type="float" office:value="0.501251042535446" calcext:value-type="float">
            <text:p>0.50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BURTON_ADIPOGENESIS_PEAK_AT_16HR</text:p>
          </table:table-cell>
          <table:table-cell office:value-type="float" office:value="0.500917431192661" calcext:value-type="float">
            <text:p>0.5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MORF_HDAC1</text:p>
          </table:table-cell>
          <table:table-cell office:value-type="float" office:value="0.500917431192661" calcext:value-type="float">
            <text:p>0.5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LE_SKI_TARGETS_SIGNED</text:p>
          </table:table-cell>
          <table:table-cell office:value-type="float" office:value="0.500250208507089" calcext:value-type="float">
            <text:p>0.5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HIV_LIFE_CYCLE/c2.REACTOME_LATE_PHASE_OF_HIV_LIFE_CYCLE</text:p>
          </table:table-cell>
          <table:table-cell office:value-type="float" office:value="0.500250208507089" calcext:value-type="float">
            <text:p>0.5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HROMOSOMAL_PART/c5.CHROMOSOME</text:p>
          </table:table-cell>
          <table:table-cell office:value-type="float" office:value="0.500250208507089" calcext:value-type="float">
            <text:p>0.50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HATADA_METHYLATED_IN_LUNG_CANCER_SIGNED</text:p>
          </table:table-cell>
          <table:table-cell office:value-type="float" office:value="-0.500917431192661" calcext:value-type="float">
            <text:p>-0.5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PHOSPHORIC_DIESTER_HYDROLASE_ACTIVITY</text:p>
          </table:table-cell>
          <table:table-cell office:value-type="float" office:value="-0.502251876563803" calcext:value-type="float">
            <text:p>-0.50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MIKKELSEN_MCV6_HCP_WITH_H3K27ME3</text:p>
          </table:table-cell>
          <table:table-cell office:value-type="float" office:value="-0.50325271059216" calcext:value-type="float">
            <text:p>-0.50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9825_NAIVE_VS_DAY3_EFF_CD8_TCELL_SIGNED</text:p>
          </table:table-cell>
          <table:table-cell office:value-type="float" office:value="-0.503919933277731" calcext:value-type="float">
            <text:p>-0.50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EREZ_TP63_TARGETS/c2.PEREZ_TP53_AND_TP63_TARGETS</text:p>
          </table:table-cell>
          <table:table-cell office:value-type="float" office:value="-0.504253544620517" calcext:value-type="float">
            <text:p>-0.50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CTGCAGY_UNKNOWN</text:p>
          </table:table-cell>
          <table:table-cell office:value-type="float" office:value="-0.504587155963303" calcext:value-type="float">
            <text:p>-0.50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TERAMOTO_OPN_TARGETS_CLUSTER_6</text:p>
          </table:table-cell>
          <table:table-cell office:value-type="float" office:value="-0.50558798999166" calcext:value-type="float">
            <text:p>-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51</text:p>
          </table:table-cell>
          <table:table-cell office:value-type="float" office:value="-0.506588824020017" calcext:value-type="float">
            <text:p>-0.50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FURUKAWA_DUSP6_TARGETS_PCI35_SIGNED</text:p>
          </table:table-cell>
          <table:table-cell office:value-type="float" office:value="-0.508256880733945" calcext:value-type="float">
            <text:p>-0.50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IGG_IGA_MEMORY_BCELL_VS_BLOOD_PLASMA_CELL_SIGNED</text:p>
          </table:table-cell>
          <table:table-cell office:value-type="float" office:value="-0.508590492076731" calcext:value-type="float">
            <text:p>-0.50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MID_BREAST_CANCER_RELAPSE_IN_PLEURA_SIGNED</text:p>
          </table:table-cell>
          <table:table-cell office:value-type="float" office:value="-0.508924103419516" calcext:value-type="float">
            <text:p>-0.50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V$OCT1_01</text:p>
          </table:table-cell>
          <table:table-cell office:value-type="float" office:value="-0.508924103419516" calcext:value-type="float">
            <text:p>-0.50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NAKAMURA_ALVEOLAR_EPITHELIUM</text:p>
          </table:table-cell>
          <table:table-cell office:value-type="float" office:value="-0.509591326105088" calcext:value-type="float">
            <text:p>-0.5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EFF_MEMORY_CD4_TCELL_VS_TH2_SIGNED</text:p>
          </table:table-cell>
          <table:table-cell office:value-type="float" office:value="-0.51092577147623" calcext:value-type="float">
            <text:p>-0.51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IGM_MEMORY_BCELL_VS_BLOOD_PLASMA_CELL_SIGNED</text:p>
          </table:table-cell>
          <table:table-cell office:value-type="float" office:value="-0.511926605504587" calcext:value-type="float">
            <text:p>-0.51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9614_CTRL_VS_DAY7_TIV_FLU_VACCINE_PBMC_SIGNED</text:p>
          </table:table-cell>
          <table:table-cell office:value-type="float" office:value="-0.511926605504587" calcext:value-type="float">
            <text:p>-0.51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72H_IN_VITRO_STIM_IFNAB_CD8_TCELL_SIGNED</text:p>
          </table:table-cell>
          <table:table-cell office:value-type="float" office:value="-0.514929107589658" calcext:value-type="float">
            <text:p>-0.51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V$GATA_Q6</text:p>
          </table:table-cell>
          <table:table-cell office:value-type="float" office:value="-0.515262718932444" calcext:value-type="float">
            <text:p>-0.51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ELL_SURFACE_RECEPTOR_LINKED_SIGNAL_TRANSDUCTION_GO_0007166</text:p>
          </table:table-cell>
          <table:table-cell office:value-type="float" office:value="-0.517597998331943" calcext:value-type="float">
            <text:p>-0.51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2845_IGD_POS_BLOOD_VS_DARKZONE_GC_TONSIL_BCELL_SIGNED</text:p>
          </table:table-cell>
          <table:table-cell office:value-type="float" office:value="-0.517931609674729" calcext:value-type="float">
            <text:p>-0.5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6476_CTRL_VS_TSST_ACT_16H_MEMORY_CD4_TCELL_YOUNG_SIGNED</text:p>
          </table:table-cell>
          <table:table-cell office:value-type="float" office:value="-0.518265221017515" calcext:value-type="float">
            <text:p>-0.5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4205_HEALTHY_VS_RSV_INF_INFANT_PBMC_SIGNED</text:p>
          </table:table-cell>
          <table:table-cell office:value-type="float" office:value="-0.522268557130942" calcext:value-type="float">
            <text:p>-0.52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EOSINOPHIL_VS_TH1_SIGNED</text:p>
          </table:table-cell>
          <table:table-cell office:value-type="float" office:value="-0.523936613844871" calcext:value-type="float">
            <text:p>-0.5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ZHANG_TLX_TARGETS_36HR_SIGNED</text:p>
          </table:table-cell>
          <table:table-cell office:value-type="float" office:value="-0.524270225187656" calcext:value-type="float">
            <text:p>-0.52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4.GNF2_MAPT</text:p>
          </table:table-cell>
          <table:table-cell office:value-type="float" office:value="-0.525938281901585" calcext:value-type="float">
            <text:p>-0.52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30962_ACUTE_VS_CHRONIC_LCMV_PRIMARY_INF_CD8_TCELL_SIGNED</text:p>
          </table:table-cell>
          <table:table-cell office:value-type="float" office:value="-0.526939115929942" calcext:value-type="float">
            <text:p>-0.52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ITSIADES_RESPONSE_TO_APLIDIN_SIGNED</text:p>
          </table:table-cell>
          <table:table-cell office:value-type="float" office:value="-0.528940783986656" calcext:value-type="float">
            <text:p>-0.5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7852_LN_VS_THYMUS_TCONV_SIGNED</text:p>
          </table:table-cell>
          <table:table-cell office:value-type="float" office:value="-0.530275229357798" calcext:value-type="float">
            <text:p>-0.53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V$OCT1_04</text:p>
          </table:table-cell>
          <table:table-cell office:value-type="float" office:value="-0.531276063386155" calcext:value-type="float">
            <text:p>-0.53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ACEVEDO_LIVER_CANCER_WITH_H3K9ME3_SIGNED</text:p>
          </table:table-cell>
          <table:table-cell office:value-type="float" office:value="-0.531609674728941" calcext:value-type="float">
            <text:p>-0.53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NAIVE_CD4_TCELL_VS_48H_ACT_TH1_SIGNED</text:p>
          </table:table-cell>
          <table:table-cell office:value-type="float" office:value="-0.531609674728941" calcext:value-type="float">
            <text:p>-0.53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ASORELLI_ACUTE_PROMYELOCYTIC_LEUKEMIA_SIGNED</text:p>
          </table:table-cell>
          <table:table-cell office:value-type="float" office:value="-0.531943286071726" calcext:value-type="float">
            <text:p>-0.53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48H_IN_VITRO_STIM_IL12_CD8_TCELL_SIGNED</text:p>
          </table:table-cell>
          <table:table-cell office:value-type="float" office:value="-0.533611342785655" calcext:value-type="float">
            <text:p>-0.53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48H_IN_VITRO_STIM_IFNAB_CD8_TCELL_SIGNED</text:p>
          </table:table-cell>
          <table:table-cell office:value-type="float" office:value="-0.534278565471226" calcext:value-type="float">
            <text:p>-0.53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6476_CTRL_VS_TSST_ACT_16H_MEMORY_CD4_TCELL_OLD_SIGNED</text:p>
          </table:table-cell>
          <table:table-cell office:value-type="float" office:value="-0.534278565471226" calcext:value-type="float">
            <text:p>-0.53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G_ALPHA_S_SIGNALLING_EVENTS</text:p>
          </table:table-cell>
          <table:table-cell office:value-type="float" office:value="-0.539282735613011" calcext:value-type="float">
            <text:p>-0.53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RAHAM_NORMAL_QUIESCENT_VS_NORMAL_DIVIDING_SIGNED</text:p>
          </table:table-cell>
          <table:table-cell office:value-type="float" office:value="-0.539949958298582" calcext:value-type="float">
            <text:p>-0.54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ZHAN_MULTIPLE_MYELOMA_CD2_SIGNED</text:p>
          </table:table-cell>
          <table:table-cell office:value-type="float" office:value="-0.54161801501251" calcext:value-type="float">
            <text:p>-0.54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7974_0H_VS_48H_IN_VITRO_ACT_CD4_TCELL_SIGNED</text:p>
          </table:table-cell>
          <table:table-cell office:value-type="float" office:value="-0.542618849040867" calcext:value-type="float">
            <text:p>-0.54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TSANOU_ELAVL1_TARGETS_SIGNED</text:p>
          </table:table-cell>
          <table:table-cell office:value-type="float" office:value="-0.543286071726439" calcext:value-type="float">
            <text:p>-0.54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.V$OCT_C</text:p>
          </table:table-cell>
          <table:table-cell office:value-type="float" office:value="-0.543619683069224" calcext:value-type="float">
            <text:p>-0.54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LEE_BMP2_TARGETS_SIGNED</text:p>
          </table:table-cell>
          <table:table-cell office:value-type="float" office:value="-0.55162635529608" calcext:value-type="float">
            <text:p>-0.5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CENT_MEMORY_CD4_TCELL_VS_TH1_SIGNED</text:p>
          </table:table-cell>
          <table:table-cell office:value-type="float" office:value="-0.55162635529608" calcext:value-type="float">
            <text:p>-0.55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ASLINGER_B_CLL_WITH_MUTATED_VH_GENES</text:p>
          </table:table-cell>
          <table:table-cell office:value-type="float" office:value="-0.551959966638866" calcext:value-type="float">
            <text:p>-0.5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7460_CD8_TCELL_VS_TREG_ACT_SIGNED</text:p>
          </table:table-cell>
          <table:table-cell office:value-type="float" office:value="-0.551959966638866" calcext:value-type="float">
            <text:p>-0.55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NAIVE_CD4_TCELL_VS_12H_ACT_TH1_SIGNED</text:p>
          </table:table-cell>
          <table:table-cell office:value-type="float" office:value="-0.554295246038365" calcext:value-type="float">
            <text:p>-0.55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7974_0H_VS_24H_IN_VITRO_ACT_CD4_TCELL_SIGNED</text:p>
          </table:table-cell>
          <table:table-cell office:value-type="float" office:value="-0.555963302752294" calcext:value-type="float">
            <text:p>-0.55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ROONQUIST_IL6_DEPRIVATION_SIGNED</text:p>
          </table:table-cell>
          <table:table-cell office:value-type="float" office:value="-0.55696413678065" calcext:value-type="float">
            <text:p>-0.5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OKKINAKIS_METHIONINE_DEPRIVATION_96HR_SIGNED</text:p>
          </table:table-cell>
          <table:table-cell office:value-type="float" office:value="-0.557964970809008" calcext:value-type="float">
            <text:p>-0.5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FERRANDO_T_ALL_WITH_MLL_ENL_FUSION_SIGNED</text:p>
          </table:table-cell>
          <table:table-cell office:value-type="float" office:value="-0.558298582151793" calcext:value-type="float">
            <text:p>-0.5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081_CONTROLLER_VS_PROGRESSOR_HIV_SPECIFIC_CD8_TCELL_SIGNED</text:p>
          </table:table-cell>
          <table:table-cell office:value-type="float" office:value="-0.560300250208507" calcext:value-type="float">
            <text:p>-0.5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EOSINOPHIL_VS_TH2_SIGNED</text:p>
          </table:table-cell>
          <table:table-cell office:value-type="float" office:value="-0.560300250208507" calcext:value-type="float">
            <text:p>-0.5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UNSTIM_VS_IL2_STIM_NKCELL_SIGNED</text:p>
          </table:table-cell>
          <table:table-cell office:value-type="float" office:value="-0.561301084236864" calcext:value-type="float">
            <text:p>-0.5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0239_NAIVE_VS_KLRG1INT_EFF_CD8_TCELL_SIGNED</text:p>
          </table:table-cell>
          <table:table-cell office:value-type="float" office:value="-0.562969140950792" calcext:value-type="float">
            <text:p>-0.5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48H_IN_VITRO_STIM_CD8_TCELL_SIGNED</text:p>
          </table:table-cell>
          <table:table-cell office:value-type="float" office:value="-0.563636363636364" calcext:value-type="float">
            <text:p>-0.56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_WILMS_TUMOR_VS_FETAL_KIDNEY_1_SIGNED</text:p>
          </table:table-cell>
          <table:table-cell office:value-type="float" office:value="-0.563969974979149" calcext:value-type="float">
            <text:p>-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NG_RESPONSE_TO_GSK3_INHIBITOR_SB216763_SIGNED</text:p>
          </table:table-cell>
          <table:table-cell office:value-type="float" office:value="-0.564637197664721" calcext:value-type="float">
            <text:p>-0.5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EFF_MEMORY_CD4_TCELL_VS_TH1_SIGNED</text:p>
          </table:table-cell>
          <table:table-cell office:value-type="float" office:value="-0.564970809007506" calcext:value-type="float">
            <text:p>-0.5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9</text:p>
          </table:table-cell>
          <table:table-cell office:value-type="float" office:value="-0.565638031693078" calcext:value-type="float">
            <text:p>-0.5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NAIVE_CD4_TCELL_VS_DAY7_IL4_CONV_TREG_SIGNED</text:p>
          </table:table-cell>
          <table:table-cell office:value-type="float" office:value="-0.571643035863219" calcext:value-type="float">
            <text:p>-0.57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IMBULAN_PARP1_TARGETS_SIGNED</text:p>
          </table:table-cell>
          <table:table-cell office:value-type="float" office:value="-0.572977481234362" calcext:value-type="float">
            <text:p>-0.57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ONDER_CDH1_TARGETS_3_SIGNED</text:p>
          </table:table-cell>
          <table:table-cell office:value-type="float" office:value="-0.573311092577148" calcext:value-type="float">
            <text:p>-0.57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UNSTIM_VS_IL15_STIM_NKCELL_SIGNED</text:p>
          </table:table-cell>
          <table:table-cell office:value-type="float" office:value="-0.574311926605505" calcext:value-type="float">
            <text:p>-0.57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ROONQUIST_NRAS_SIGNALING_SIGNED</text:p>
          </table:table-cell>
          <table:table-cell office:value-type="float" office:value="-0.574979149291076" calcext:value-type="float">
            <text:p>-0.57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NAIVE_CD4_TCELL_VS_DAY5_IL4_CONV_TREG_SIGNED</text:p>
          </table:table-cell>
          <table:table-cell office:value-type="float" office:value="-0.578648874061718" calcext:value-type="float">
            <text:p>-0.57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BCELL_VS_TH2_SIGNED</text:p>
          </table:table-cell>
          <table:table-cell office:value-type="float" office:value="-0.582985821517932" calcext:value-type="float">
            <text:p>-0.58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24H_IN_VITRO_STIM_CD8_TCELL_SIGNED/c7.GSE15930_NAIVE_VS_24H_IN_VITRO_STIM_IL12_CD8_TCELL_SIGNED/c7.GSE15930_NAIVE_VS_24H_IN_VITRO_STIM_INFAB_CD8_TCELL_SIGNED</text:p>
          </table:table-cell>
          <table:table-cell office:value-type="float" office:value="-0.585321100917431" calcext:value-type="float">
            <text:p>-0.58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MEMORY_CD4_TCELL_VS_TH2_SIGNED</text:p>
          </table:table-cell>
          <table:table-cell office:value-type="float" office:value="-0.585988323603002" calcext:value-type="float">
            <text:p>-0.58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7974_0H_VS_72H_IN_VITRO_ACT_CD4_TCELL_SIGNED</text:p>
          </table:table-cell>
          <table:table-cell office:value-type="float" office:value="-0.586655546288574" calcext:value-type="float">
            <text:p>-0.58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ROWNE_HCMV_INFECTION_2HR_SIGNED</text:p>
          </table:table-cell>
          <table:table-cell office:value-type="float" office:value="-0.589324437030859" calcext:value-type="float">
            <text:p>-0.58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ZHANG_TLX_TARGETS_60HR_SIGNED</text:p>
          </table:table-cell>
          <table:table-cell office:value-type="float" office:value="-0.58999165971643" calcext:value-type="float">
            <text:p>-0.59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ENPORATH_SUZ12_TARGETS/c2.BENPORATH_EED_TARGETS/c2.BENPORATH_ES_WITH_H3K27ME3/c2.BENPORATH_PRC2_TARGETS</text:p>
          </table:table-cell>
          <table:table-cell office:value-type="float" office:value="-0.591326105087573" calcext:value-type="float">
            <text:p>-0.5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2886_UNSTIM_VS_STIM_MEMORY_TCELL_SIGNED</text:p>
          </table:table-cell>
          <table:table-cell office:value-type="float" office:value="-0.591993327773144" calcext:value-type="float">
            <text:p>-0.59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ORI_IMMATURE_B_LYMPHOCYTE_SIGNED</text:p>
          </table:table-cell>
          <table:table-cell office:value-type="float" office:value="-0.593994995829858" calcext:value-type="float">
            <text:p>-0.59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MEMORY_CD4_TCELL_VS_TH1_SIGNED</text:p>
          </table:table-cell>
          <table:table-cell office:value-type="float" office:value="-0.594995829858215" calcext:value-type="float">
            <text:p>-0.59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0239_NAIVE_VS_DAY4.5_EFF_CD8_TCELL_SIGNED</text:p>
          </table:table-cell>
          <table:table-cell office:value-type="float" office:value="-0.595329441201001" calcext:value-type="float">
            <text:p>-0.59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1/c4.MODULE_66/c4.MODULE_100/c4.MODULE_137</text:p>
          </table:table-cell>
          <table:table-cell office:value-type="float" office:value="-0.596663886572143" calcext:value-type="float">
            <text:p>-0.59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0715_0H_VS_48H_OZONE_TLR4_KO_LUNG_SIGNED</text:p>
          </table:table-cell>
          <table:table-cell office:value-type="float" office:value="-0.600667222685571" calcext:value-type="float">
            <text:p>-0.60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5930_NAIVE_VS_72H_IN_VITRO_STIM_TRICHOSTATINA_CD8_TCELL_SIGNED</text:p>
          </table:table-cell>
          <table:table-cell office:value-type="float" office:value="-0.601000834028357" calcext:value-type="float">
            <text:p>-0.60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ODONNELL_TARGETS_OF_MYC_AND_TFRC_SIGNED</text:p>
          </table:table-cell>
          <table:table-cell office:value-type="float" office:value="-0.604670558798999" calcext:value-type="float">
            <text:p>-0.6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FOURNIER_ACINAR_DEVELOPMENT_LATE_SIGNED</text:p>
          </table:table-cell>
          <table:table-cell office:value-type="float" office:value="-0.606338615512927" calcext:value-type="float">
            <text:p>-0.6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NKCELL_VS_TH1_SIGNED</text:p>
          </table:table-cell>
          <table:table-cell office:value-type="float" office:value="-0.609007506255213" calcext:value-type="float">
            <text:p>-0.60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VANTVEER_BREAST_CANCER_METASTASIS_SIGNED</text:p>
          </table:table-cell>
          <table:table-cell office:value-type="float" office:value="-0.614678899082569" calcext:value-type="float">
            <text:p>-0.6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GENTLES_LEUKEMIC_STEM_CELL_SIGNED</text:p>
          </table:table-cell>
          <table:table-cell office:value-type="float" office:value="-0.61534612176814" calcext:value-type="float">
            <text:p>-0.6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BCELL_VS_TH1_SIGNED</text:p>
          </table:table-cell>
          <table:table-cell office:value-type="float" office:value="-0.619015846538782" calcext:value-type="float">
            <text:p>-0.61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NKCELL_VS_TH2_SIGNED</text:p>
          </table:table-cell>
          <table:table-cell office:value-type="float" office:value="-0.619349457881568" calcext:value-type="float">
            <text:p>-0.61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AFFAR_YY1_TARGETS_SIGNED</text:p>
          </table:table-cell>
          <table:table-cell office:value-type="float" office:value="-0.621684737281068" calcext:value-type="float">
            <text:p>-0.6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OLENAAR_TARGETS_OF_CCND1_AND_CDK4_SIGNED</text:p>
          </table:table-cell>
          <table:table-cell office:value-type="float" office:value="-0.624687239366138" calcext:value-type="float">
            <text:p>-0.6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0962_ACUTE_VS_CHRONIC_LCMV_SECONDARY_INF_CD8_TCELL_SIGNED</text:p>
          </table:table-cell>
          <table:table-cell office:value-type="float" office:value="-0.62535446205171" calcext:value-type="float">
            <text:p>-0.62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MID_BREAST_CANCER_LUMINAL_A_SIGNED</text:p>
          </table:table-cell>
          <table:table-cell office:value-type="float" office:value="-0.626021684737281" calcext:value-type="float">
            <text:p>-0.6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ODONNELL_TFRC_TARGETS_SIGNED</text:p>
          </table:table-cell>
          <table:table-cell office:value-type="float" office:value="-0.631025854879066" calcext:value-type="float">
            <text:p>-0.63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E_NEURONAL_DIFFERENTIATION_SIGNED</text:p>
          </table:table-cell>
          <table:table-cell office:value-type="float" office:value="-0.634695579649708" calcext:value-type="float">
            <text:p>-0.63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TARTE_PLASMA_CELL_VS_PLASMABLAST_SIGNED</text:p>
          </table:table-cell>
          <table:table-cell office:value-type="float" office:value="-0.635696413678065" calcext:value-type="float">
            <text:p>-0.63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ORIUCHI_WTAP_TARGETS_SIGNED</text:p>
          </table:table-cell>
          <table:table-cell office:value-type="float" office:value="-0.637030859049208" calcext:value-type="float">
            <text:p>-0.6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NAKAMURA_CANCER_MICROENVIRONMENT_SIGNED</text:p>
          </table:table-cell>
          <table:table-cell office:value-type="float" office:value="-0.638698915763136" calcext:value-type="float">
            <text:p>-0.63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982_CENT_MEMORY_CD4_TCELL_VS_TH2_SIGNED</text:p>
          </table:table-cell>
          <table:table-cell office:value-type="float" office:value="-0.641701417848207" calcext:value-type="float">
            <text:p>-0.64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UMAMOTO_RESPONSE_TO_NUTLIN_3A_SIGNED</text:p>
          </table:table-cell>
          <table:table-cell office:value-type="float" office:value="-0.645371142618849" calcext:value-type="float">
            <text:p>-0.6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6476_CTRL_VS_TSST_ACT_40H_MEMORY_CD4_TCELL_OLD_SIGNED/c7.GSE36476_CTRL_VS_TSST_ACT_72H_MEMORY_CD4_TCELL_OLD_SIGNED</text:p>
          </table:table-cell>
          <table:table-cell office:value-type="float" office:value="-0.650041701417848" calcext:value-type="float">
            <text:p>-0.65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0715_0H_VS_48H_OZONE_LUNG_SIGNED</text:p>
          </table:table-cell>
          <table:table-cell office:value-type="float" office:value="-0.653044203502919" calcext:value-type="float">
            <text:p>-0.65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0239_NAIVE_VS_KLRG1HIGH_EFF_CD8_TCELL_SIGNED</text:p>
          </table:table-cell>
          <table:table-cell office:value-type="float" office:value="-0.66371976647206" calcext:value-type="float">
            <text:p>-0.66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24634_NAIVE_CD4_TCELL_VS_DAY3_IL4_CONV_TREG_SIGNED</text:p>
          </table:table-cell>
          <table:table-cell office:value-type="float" office:value="-0.665387823185988" calcext:value-type="float">
            <text:p>-0.6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36476_CTRL_VS_TSST_ACT_40H_MEMORY_CD4_TCELL_YOUNG_SIGNED/c7.GSE36476_CTRL_VS_TSST_ACT_72H_MEMORY_CD4_TCELL_YOUNG_SIGNED</text:p>
          </table:table-cell>
          <table:table-cell office:value-type="float" office:value="-0.666722268557131" calcext:value-type="float">
            <text:p>-0.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OBAYASHI_EGFR_SIGNALING_24HR_SIGNED</text:p>
          </table:table-cell>
          <table:table-cell office:value-type="float" office:value="-0.6790658882402" calcext:value-type="float">
            <text:p>-0.67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UIZ_TNC_TARGETS_SIGNED</text:p>
          </table:table-cell>
          <table:table-cell office:value-type="float" office:value="-0.689407839866556" calcext:value-type="float">
            <text:p>-0.68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TANG_SENESCENCE_TP53_TARGETS_SIGNED</text:p>
          </table:table-cell>
          <table:table-cell office:value-type="float" office:value="-0.695079232693912" calcext:value-type="float">
            <text:p>-0.69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10482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326" table:display-filter-buttons="true">
          <table:filter>
            <table:filter-or>
              <table:filter-condition table:field-number="3" table:value="Y" table:operator="="/>
            </table:filter-or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4:19:16.139390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4:21:07.440788676</dc:date>
    <meta:generator>LibreOffice/4.2.7.2$Linux_X86_64 LibreOffice_project/420m0$Build-2</meta:generator>
    <meta:editing-duration>PT6M2S</meta:editing-duration>
    <meta:editing-cycles>6</meta:editing-cycles>
    <meta:document-statistic meta:table-count="1" meta:cell-count="1304" meta:object-count="0"/>
  </office:meta>
</office:document-meta>
</file>